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11A00000143632D23C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page-number="auto"/>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_5f_end" style:list-style-name="BOOK_5f_Bulleted_5f_list"/>
    <style:style style:name="P32" style:family="paragraph" style:parent-style-name="BOOK_5f_Tip_5f_body" style:list-style-name="L5">
      <style:paragraph-properties fo:text-align="start" style:justify-single-word="false"/>
    </style:style>
    <style:style style:name="P33" style:family="paragraph" style:parent-style-name="BOOK_5f_Heading_5f_1" style:list-style-name="L2"/>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Copyright" style:list-style-name="L1" style:master-page-name="BOOK_5f_Blank_5f_page">
      <style:paragraph-properties style:page-number="auto"/>
    </style:style>
    <style:style style:name="P39" style:family="paragraph" style:parent-style-name="BOOK_5f_Preface" style:list-style-name="L2"/>
    <style:style style:name="P40"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8.7 Modified: <text:modification-date style:data-style-name="N84">2007-09-22</text:modification-date></text:p>
        </text:list-item>
        <text:list-item>
          <text:p text:style-name="P38">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0">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39">Preface</text:p>
        </text:list-item>
        <text:list-item>
          <text:h text:style-name="P33"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3"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2">TIP – Tips and notes are set off by lines above and below.</text:p>
        </text:list-item>
      </text:list>
      <text:list text:style-name="L2" text:continue-numbering="true">
        <text:list-item>
          <text:h text:style-name="P33"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3" text:outline-level="2"><text:soft-page-break/>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3"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4" draw:name="Frame1" text:anchor-type="as-char" svg:width="7.459cm" draw:z-index="10"><draw:text-box fo:min-height="8.544cm"><text:p text:style-name="Figure"><draw:frame draw:style-name="fr5" draw:name="writertools.png" text:anchor-type="paragraph" svg:x="0cm" svg:y="0.026cm" svg:width="7.459cm" style:rel-width="100%" svg:height="8.541cm" style:rel-height="scale" draw:z-index="11"><draw:image xlink:href="Pictures/100000000000011A00000143632D23C4.png" xlink:type="simple" xlink:show="embed" xlink:actuate="onLoad"/></draw:frame>Figure <text:sequence text:ref-name="refFigure0" text:name="Figure" text:formula="ooow:Figure+1" style:num-format="1">1</text:sequence>: Writer's Tools</text:p></draw:text-box></draw:frame></text:p>
      <text:p text:style-name="BOOK_5f_Text_5f_body">Writer’s Tools is an OpenOffice.org extension that includes the following tool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oft-page-break/><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BOOK_5f_Bold">Convert to DokuWiki</text:span> converts the current document into DokuWiki forma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1"><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ext:soft-page-break/>The latest development release is available in the following SVN repository <text:a xlink:type="simple" xlink:href="http://writertools.googlecode.com/svn/trunk/">writertools.googlecode.com/svn/trunk/</text:a></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64137520"/>Extension Manager<text:alphabetical-index-mark-end text:id="IMark16413752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text:soft-page-break/>Registering the <text:alphabetical-index-mark-start text:id="IMark164137520"/>WriterDB<text:alphabetical-index-mark-end text:id="IMark164137520"/> Database</text:h>
            </text:list-item>
          </text:list>
        </text:list-item>
      </text:list>
      <text:p text:style-name="BOOK_5f_Text_5f_body">The Timer Tool, Word of the Day, and Add to Basket tools rely on the WriterDB database that must be registered as an OpenOffice.org <text:alphabetical-index-mark-start text:id="IMark164137520"/>data source<text:alphabetical-index-mark-end text:id="IMark164137520"/>.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6"><draw:text-box fo:min-height="4.971cm"><text:p text:style-name="Figure"><draw:frame draw:style-name="fr5" draw:name="databaseconnection.png" text:anchor-type="paragraph" svg:x="0.004cm" svg:y="0.028cm" svg:width="9.999cm" style:rel-width="100%" svg:height="4.971cm" style:rel-height="scale" draw:z-index="7"><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text:soft-page-break/><draw:frame draw:style-name="fr3" draw:name="Frame3" text:anchor-type="as-char" svg:width="9.999cm" draw:z-index="8"><draw:text-box fo:min-height="4.851cm"><text:p text:style-name="Figure"><draw:frame draw:style-name="fr5" draw:name="organizemacros.png" text:anchor-type="paragraph" svg:x="0.004cm" svg:y="0.002cm" svg:width="9.999cm" style:rel-width="100%" svg:height="4.851cm" style:rel-height="scale" draw:z-index="9"><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text:soft-page-break/>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text:soft-pag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text:soft-page-break/><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09-22T17:20:08</dc:date>
    <meta:editing-cycles>571</meta:editing-cycles>
    <meta:editing-duration>PT17H51M54S</meta:editing-duration>
    <meta:user-defined meta:name="Info 1"/>
    <meta:user-defined meta:name="Info 2"/>
    <meta:user-defined meta:name="Info 3"/>
    <meta:user-defined meta:name="Info 4"/>
    <meta:document-statistic meta:table-count="0" meta:image-count="6" meta:object-count="0" meta:page-count="19" meta:paragraph-count="124" meta:word-count="1893" meta:character-count="12141"/>
  </office:meta>
</office:document-meta>
</file>